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d8f" officeooo:paragraph-rsid="00132d8f"/>
    </style:style>
    <style:style style:name="P2" style:family="paragraph" style:parent-style-name="Standard">
      <style:paragraph-properties fo:text-align="start" style:justify-single-word="false"/>
      <style:text-properties officeooo:rsid="00132d8f" officeooo:paragraph-rsid="00132d8f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2d8f" officeooo:paragraph-rsid="00132d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132d8f" officeooo:paragraph-rsid="00132d8f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weight="bold" officeooo:rsid="00164af9" officeooo:paragraph-rsid="00164af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weight="bold" officeooo:rsid="00132d8f" officeooo:paragraph-rsid="00132d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weight="bold" officeooo:rsid="001a7230" officeooo:paragraph-rsid="001a723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32d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5a5" style:font-weight-asian="bold" style:font-weight-complex="bold"/>
    </style:style>
    <style:style style:name="T3" style:family="text">
      <style:text-properties fo:font-weight="bold" officeooo:rsid="0018cfd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2d8f" style:font-weight-asian="normal" style:font-weight-complex="normal"/>
    </style:style>
    <style:style style:name="T6" style:family="text">
      <style:text-properties fo:font-weight="normal" officeooo:rsid="0018cfd4" style:font-weight-asian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weight="normal" officeooo:rsid="001810c2" style:font-weight-asian="normal" style:font-weight-complex="normal"/>
    </style:style>
    <style:style style:name="T10" style:family="text">
      <style:text-properties fo:color="#000000" loext:opacity="100%" officeooo:rsid="00181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4 Steps To Solve Any Problem</text:p>
      <text:p text:style-name="P1"/>
      <text:p text:style-name="P2"><text:tab/>1) Make sure you 100% understand the problem. <text:span text:style-name="T1">Ask the right questions </text:span><text:span text:style-name="T4">to get a clear picture of the problem</text:span></text:p>
      <text:p text:style-name="P3"/>
      <text:p text:style-name="P2"><text:span text:style-name="T4"><text:tab/>2) </text:span><text:span text:style-name="T1">Divide and conquer: </text:span><text:span text:style-name="T4"><text:s/>Break a big problem into smaller sub-problems.</text:span></text:p>
      <text:p text:style-name="P3"/>
      <text:p text:style-name="P2"><text:span text:style-name="T4"><text:tab/>3) Don’t be afraid to do as much </text:span><text:span text:style-name="T1">reaserch </text:span><text:span text:style-name="T4">as you have to</text:span></text:p>
      <text:p text:style-name="P3"/>
      <text:p text:style-name="P2"><text:span text:style-name="T4"><text:tab/>4) For bigger problems, </text:span><text:span text:style-name="T1">write pseudo-code</text:span><text:span text:style-name="T4"> before writing the actual code</text:span></text:p>
      <text:p text:style-name="P2"/>
      <text:p text:style-name="P2"><text:span text:style-name="T4"/></text:p>
      <text:p text:style-name="P5">addEvenListener – ‘keydown’ –<text:span text:style-name="T7"> </text:span><text:span text:style-name="T8">definiowanie funkcji, przy jej wywołaniu wciśnięcie klawisza zadziała na całej stronie (document). </text:span><text:span text:style-name="T9">Parametr </text:span><text:span text:style-name="T10">e </text:span><text:span text:style-name="T9">to klawisz, który został wciśnięty.</text:span></text:p>
      <text:p text:style-name="P5"/>
      <text:p text:style-name="P3">document.addEventListener('keydown', function(<text:span text:style-name="T2">e</text:span>) {</text:p>
      <text:p text:style-name="P8"><text:span text:style-name="T5"><text:s text:c="4"/>console.log(</text:span><text:span text:style-name="T2">e</text:span><text:span text:style-name="T5">); <text:tab/>// </text:span><text:span text:style-name="T6">wyświetla obiekt wraz ze wszystkimi jego parametrami</text:span></text:p>
      <text:p text:style-name="P8"><text:span text:style-name="T6"><text:s text:c="4"/>console.log(</text:span><text:span text:style-name="T3">e.key);<text:tab/><text:tab/></text:span><text:span text:style-name="T6">// wyświetla parametr key dla obietku – nazwa klawisza</text:span></text:p>
      <text:p text:style-name="P3">});</text:p>
      <text:p text:style-name="P3"/>
      <text:p text:style-name="P7">Manipulating classe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8:32:37.568981268</meta:creation-date>
    <dc:date>2020-12-01T21:01:24.592888017</dc:date>
    <meta:editing-duration>PT4H7M32S</meta:editing-duration>
    <meta:editing-cycles>6</meta:editing-cycles>
    <meta:generator>LibreOffice/7.0.2.2$Linux_X86_64 LibreOffice_project/00$Build-2</meta:generator>
    <meta:document-statistic meta:table-count="0" meta:image-count="0" meta:object-count="0" meta:page-count="1" meta:paragraph-count="11" meta:word-count="106" meta:character-count="741" meta:non-whitespace-character-count="627"/>
  </office:meta>
</office:document-meta>
</file>